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ry Lecomte.</text:p>
      <text:p text:style-name="Standard"/>
      <text:p text:style-name="Standard"/>
      <text:p text:style-name="Standard">Nouvelle.</text:p>
      <text:p text:style-name="Standard"/>
      <text:p text:style-name="Standard">Histoire de princes et princesses ou le tiroir de l'oubli.</text:p>
      <text:p text:style-name="Standard"/>
      <text:p text:style-name="Standard"/>
      <text:p text:style-name="Standard">Marina venait d'avoir dix-huit ans. C'était un grand événement dans sa famille car elle était l'aînée de trois soeurs et deux frères. Il eut donc une grande fête, mêlant ses amis et sa famille et tout ce beau monde s 'amusa bien. </text:p>
      <text:p text:style-name="Standard"/>
      <text:p text:style-name="Standard">Pour marquer le coup sa grand-mère, haute fonctionnaire à la faculté de recherche scientifique,lui offrit une bague en or blanc surmontée d'un diamant dont le volume ne laissa pas Martre indifférente. Elle en était presque mal à l'aise. Sa grand- mère, qui s'appelait Brigitte, lui dit que c'était un héritage de sa grand-mère à elle et qu'elle perpétuait ainsi la trad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11T16:23:30.62</meta:creation-date>
    <meta:document-statistic meta:table-count="0" meta:image-count="0" meta:object-count="0" meta:page-count="1" meta:paragraph-count="5" meta:word-count="116" meta:character-count="686"/>
    <dc:date>2012-06-11T16:36:12.51</dc:date>
    <meta:editing-duration>PT12M45S</meta:editing-duration>
    <meta:editing-cycles>1</meta:editing-cycles>
    <meta:generator>OpenOffice.org/3.3$Win32 OpenOffice.org_project/330m20$Build-9567</meta:generator>
  </office:meta>
</office:document-meta>
</file>